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740e8" officeooo:paragraph-rsid="001740e8" style:font-size-asian="10pt" style:font-size-complex="10pt"/>
    </style:style>
    <style:style style:name="P2" style:family="paragraph" style:parent-style-name="Standard">
      <style:text-properties fo:font-size="10pt" officeooo:rsid="001740e8" officeooo:paragraph-rsid="001f1f9d" style:font-size-asian="10pt" style:font-size-complex="10pt"/>
    </style:style>
    <style:style style:name="P3" style:family="paragraph" style:parent-style-name="Standard">
      <style:text-properties fo:font-size="10pt" officeooo:rsid="001740e8" officeooo:paragraph-rsid="00203b33" style:font-size-asian="10pt" style:font-size-complex="10pt"/>
    </style:style>
    <style:style style:name="P4" style:family="paragraph" style:parent-style-name="Standard">
      <style:text-properties fo:font-size="10pt" officeooo:rsid="001740e8" officeooo:paragraph-rsid="0024228a" style:font-size-asian="10pt" style:font-size-complex="10pt"/>
    </style:style>
    <style:style style:name="P5" style:family="paragraph" style:parent-style-name="Standard">
      <style:text-properties fo:font-size="10pt" officeooo:rsid="001740e8" officeooo:paragraph-rsid="00257b36" style:font-size-asian="10pt" style:font-size-complex="10pt"/>
    </style:style>
    <style:style style:name="P6" style:family="paragraph" style:parent-style-name="Standard">
      <style:text-properties fo:font-size="10pt" officeooo:rsid="00277d55" officeooo:paragraph-rsid="00277d55" style:font-size-asian="10pt" style:font-size-complex="10pt"/>
    </style:style>
    <style:style style:name="P7" style:family="paragraph" style:parent-style-name="Standard">
      <style:text-properties fo:font-size="10pt" officeooo:rsid="0030815b" officeooo:paragraph-rsid="0031607a" style:font-size-asian="10pt" style:font-size-complex="10pt"/>
    </style:style>
    <style:style style:name="P8" style:family="paragraph" style:parent-style-name="Standard">
      <style:text-properties fo:font-size="10pt" officeooo:rsid="0031607a" officeooo:paragraph-rsid="0031607a" style:font-size-asian="10pt" style:font-size-complex="10pt"/>
    </style:style>
    <style:style style:name="P9" style:family="paragraph" style:parent-style-name="Standard">
      <style:text-properties fo:font-size="10pt" officeooo:rsid="003317bc" officeooo:paragraph-rsid="0031607a" style:font-size-asian="10pt" style:font-size-complex="10pt"/>
    </style:style>
    <style:style style:name="P10" style:family="paragraph" style:parent-style-name="Standard">
      <style:text-properties fo:font-size="10pt" officeooo:rsid="003317bc" officeooo:paragraph-rsid="003317bc" style:font-size-asian="10pt" style:font-size-complex="10pt"/>
    </style:style>
    <style:style style:name="P11" style:family="paragraph" style:parent-style-name="Standard">
      <style:text-properties fo:font-size="10pt" officeooo:rsid="003317bc" officeooo:paragraph-rsid="0034e430" style:font-size-asian="10pt" style:font-size-complex="10pt"/>
    </style:style>
    <style:style style:name="P12" style:family="paragraph" style:parent-style-name="Standard">
      <style:text-properties fo:font-size="10pt" officeooo:rsid="0039d123" officeooo:paragraph-rsid="0039d123" style:font-size-asian="10pt" style:font-size-complex="10pt"/>
    </style:style>
    <style:style style:name="P13" style:family="paragraph" style:parent-style-name="Standard">
      <style:text-properties fo:font-size="10pt" officeooo:rsid="003b9909" officeooo:paragraph-rsid="003b9909" style:font-size-asian="10pt" style:font-size-complex="10pt"/>
    </style:style>
    <style:style style:name="P14" style:family="paragraph" style:parent-style-name="Standard">
      <style:text-properties fo:font-size="10pt" officeooo:rsid="003f0951" officeooo:paragraph-rsid="003f0951" style:font-size-asian="10pt" style:font-size-complex="10pt"/>
    </style:style>
    <style:style style:name="P15" style:family="paragraph" style:parent-style-name="Standard">
      <style:text-properties fo:font-size="10pt" fo:font-weight="bold" officeooo:rsid="0030815b" officeooo:paragraph-rsid="0031607a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006633" fo:font-size="10pt" fo:font-weight="bold" officeooo:rsid="001740e8" officeooo:paragraph-rsid="001740e8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font-weight="bold" officeooo:rsid="001740e8" officeooo:paragraph-rsid="001740e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officeooo:rsid="003317bc" officeooo:paragraph-rsid="003317bc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Liberation Serif" fo:font-size="10pt" officeooo:rsid="003317bc" officeooo:paragraph-rsid="00339960" style:font-size-asian="10pt" style:font-size-complex="10pt"/>
    </style:style>
    <style:style style:name="P20" style:family="paragraph" style:parent-style-name="Standard">
      <style:text-properties fo:font-size="10pt" officeooo:rsid="001740e8" officeooo:paragraph-rsid="001740e8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2pt" officeooo:rsid="003317bc" officeooo:paragraph-rsid="003317bc" style:font-size-asian="12pt" style:font-size-complex="12pt"/>
    </style:style>
    <style:style style:name="T1" style:family="text">
      <style:text-properties officeooo:rsid="001740e8"/>
    </style:style>
    <style:style style:name="T2" style:family="text">
      <style:text-properties officeooo:rsid="001dda1d"/>
    </style:style>
    <style:style style:name="T3" style:family="text">
      <style:text-properties fo:color="#ff3333" officeooo:rsid="001dda1d"/>
    </style:style>
    <style:style style:name="T4" style:family="text">
      <style:text-properties fo:color="#ff3333" officeooo:rsid="001e99c4"/>
    </style:style>
    <style:style style:name="T5" style:family="text">
      <style:text-properties fo:color="#ff3333" officeooo:rsid="001f1f9d"/>
    </style:style>
    <style:style style:name="T6" style:family="text">
      <style:text-properties fo:color="#ff3333" officeooo:rsid="00257b36"/>
    </style:style>
    <style:style style:name="T7" style:family="text">
      <style:text-properties officeooo:rsid="001e99c4"/>
    </style:style>
    <style:style style:name="T8" style:family="text">
      <style:text-properties fo:color="#000000" officeooo:rsid="001dda1d"/>
    </style:style>
    <style:style style:name="T9" style:family="text">
      <style:text-properties fo:color="#000000" officeooo:rsid="001e99c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8abae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1607a" style:font-weight-asian="normal" style:font-weight-complex="normal"/>
    </style:style>
    <style:style style:name="T14" style:family="text">
      <style:text-properties officeooo:rsid="0031607a"/>
    </style:style>
    <style:style style:name="T15" style:family="text">
      <style:text-properties officeooo:rsid="003249e7"/>
    </style:style>
    <style:style style:name="T16" style:family="text">
      <style:text-properties fo:font-variant="normal" fo:text-transform="none" fo:letter-spacing="normal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fo:font-weight="normal" officeooo:rsid="0038f9d4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0" style:family="text">
      <style:text-properties officeooo:rsid="0034e430"/>
    </style:style>
    <style:style style:name="T21" style:family="text">
      <style:text-properties officeooo:rsid="0039d123"/>
    </style:style>
    <style:style style:name="T22" style:family="text">
      <style:text-properties fo:color="#006633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EGEX <text:span text:style-name="T15">CHEETSHEET</text:span></text:p>
      <text:p text:style-name="P1"><text:span text:style-name="T10">.</text:span><text:tab/>- Any Character Except New Line</text:p>
      <text:p text:style-name="P1"><text:span text:style-name="T10">\d</text:span><text:tab/>- Digit (0-9)</text:p>
      <text:p text:style-name="P1"><text:span text:style-name="T10">\D</text:span><text:tab/>- Not a Digit </text:p>
      <text:p text:style-name="P1"><text:span text:style-name="T10">\w</text:span><text:tab/>- Word Character (a-z, A-Z, 0-9, _)</text:p>
      <text:p text:style-name="P1"><text:span text:style-name="T10">\W</text:span><text:tab/>- Not a Word Character</text:p>
      <text:p text:style-name="P1"><text:span text:style-name="T10">\s</text:span><text:tab/>- Whitespace (space, tab, newline)</text:p>
      <text:p text:style-name="P1"><text:span text:style-name="T10">\S</text:span><text:tab/>- Not Whitespace </text:p>
      <text:p text:style-name="P2"><text:span text:style-name="T10">\b</text:span><text:tab/>- Word Boundary <text:s text:c="2"/><text:span text:style-name="T2">("My </text:span><text:span text:style-name="T3">Na</text:span><text:span text:style-name="T2">me Is not IlanNa" <text:s text:c="2"/><text:tab/><text:tab/><text:tab/>Regex: \bNa)</text:span></text:p>
      <text:p text:style-name="P2"><text:span text:style-name="T10">\B</text:span><text:tab/>- Not a Word Boundary <text:s/><text:span text:style-name="T2">("My Name Is not Ilan</text:span><text:span text:style-name="T3">Na</text:span><text:span text:style-name="T5">"<text:tab/><text:tab/><text:tab/></text:span><text:span text:style-name="T8">Regex:</text:span><text:span text:style-name="T2"> \BNa)</text:span></text:p>
      <text:p text:style-name="P1"><text:span text:style-name="T10">^</text:span><text:tab/>- Beginning of a String</text:p>
      <text:p text:style-name="P1"><text:span text:style-name="T10">$</text:span><text:tab/>- End of a String</text:p>
      <text:p text:style-name="P2"><text:span text:style-name="T10">[], </text:span><text:span text:style-name="T11">[a-zA-Z0-9]</text:span> <text:s text:c="2"/>- Matches Characters in brackets <text:s/><text:span text:style-name="T7">("My N</text:span><text:span text:style-name="T4">am</text:span><text:span text:style-name="T7">e Is n</text:span><text:span text:style-name="T4">o</text:span><text:span text:style-name="T7">t Il</text:span><text:span text:style-name="T4">a</text:span><text:span text:style-name="T7">Na" <text:tab/>Regex: [amo] – a or m or o)</text:span></text:p>
      <text:p text:style-name="P3"><text:span text:style-name="T10">[^ ]</text:span> <text:s text:c="3"/>- Matches Characters NOT in brackets <text:s text:c="2"/><text:span text:style-name="T7">("</text:span><text:span text:style-name="T4">My N</text:span><text:span text:style-name="T9">am</text:span><text:span text:style-name="T4">e Is n</text:span><text:span text:style-name="T9">o</text:span><text:span text:style-name="T4">t Il</text:span><text:span text:style-name="T9">a</text:span><text:span text:style-name="T4">Na</text:span><text:span text:style-name="T7">" <text:tab/>Regex: [^amo])</text:span></text:p>
      <text:p text:style-name="P1"><text:span text:style-name="T10">|</text:span> <text:s text:c="6"/>- Either Or</text:p>
      <text:p text:style-name="P4"><text:span text:style-name="T10">( ) </text:span><text:s text:c="4"/>- Group <text:s text:c="3"/><text:span text:style-name="T7">("My </text:span><text:span text:style-name="T4">Name</text:span><text:span text:style-name="T7"> Is </text:span><text:span text:style-name="T4">not</text:span><text:span text:style-name="T7"> Il</text:span><text:span text:style-name="T9">a</text:span><text:span text:style-name="T7">Na" <text:tab/>Regex: (Name | not)</text:span></text:p>
      <text:p text:style-name="P1"/>
      <text:p text:style-name="P16">Quantifiers:</text:p>
      <text:p text:style-name="P1"><text:span text:style-name="T10">*</text:span><text:tab/>- 0 or More</text:p>
      <text:p text:style-name="P1"><text:span text:style-name="T10">+</text:span><text:tab/>- 1 or More</text:p>
      <text:p text:style-name="P1"><text:span text:style-name="T10">?</text:span><text:tab/>- 0 or One</text:p>
      <text:p text:style-name="P5"><text:span text:style-name="T10">{3}</text:span><text:tab/>- Exact Number <text:s text:c="2"/><text:span text:style-name="T7">("My N</text:span><text:span text:style-name="T9">ame Is no</text:span><text:span text:style-name="T7">t </text:span><text:span text:style-name="T4">Ila</text:span><text:span text:style-name="T6">aa</text:span><text:span text:style-name="T4">Na</text:span><text:span text:style-name="T7">" <text:tab/><text:tab/><text:tab/>Regex: Ila{3}Na )</text:span></text:p>
      <text:p text:style-name="P1"><text:span text:style-name="T10">{3,4}</text:span><text:tab/>- Range of Numbers (Minimum, Maximum)</text:p>
      <text:p text:style-name="P1"/>
      <text:p text:style-name="P1"><text:span text:style-name="T22">#### Sample Regexs ####</text:span></text:p>
      <text:p text:style-name="P6"><text:span text:style-name="T10">Email:</text:span> <text:s/><text:span text:style-name="T1">[a-zA-Z0-9_.+-]+@[a-zA-Z0-9-]+\.[a-zA-Z0-9-.]+</text:span></text:p>
      <text:p text:style-name="P6"/>
      <text:p text:style-name="P15">Tel Num: <text:span text:style-name="T12">\d{2}[-*.]\d{3}[-*.]\d{4} <text:s text:c="29"/><text:tab/></text:span><text:span text:style-name="T14">Names:</text:span><text:span text:style-name="T13"> M(r|s|rs)\.?\s[A-Z]\w*</text:span></text:p>
      <text:p text:style-name="P7">03-955-4491<text:tab/><text:tab/><text:tab/><text:tab/><text:tab/><text:tab/><text:span text:style-name="T14">Mr. Schafer</text:span><text:tab/></text:p>
      <text:p text:style-name="P7">03*955*4491<text:tab/><text:tab/><text:tab/><text:tab/><text:tab/><text:tab/><text:span text:style-name="T14">Mr Smith</text:span></text:p>
      <text:p text:style-name="P7">03.955.4491<text:tab/><text:tab/><text:tab/><text:tab/><text:tab/><text:tab/><text:span text:style-name="T14">Ms Davis</text:span></text:p>
      <text:p text:style-name="P7"><text:tab/><text:tab/><text:tab/><text:tab/><text:tab/><text:tab/><text:tab/><text:line-break/></text:p>
      <text:p text:style-name="P7"/>
      <text:p text:style-name="P21"><text:span text:style-name="T10">Python Specific</text:span></text:p>
      <text:p text:style-name="P18"/>
      <text:p text:style-name="P11">. ^ $ * + ? { } [ ] \ | ( )<text:tab/><text:tab/><text:tab/><text:tab/><text:tab/>MetaCharacters (Need to be escaped – <text:span text:style-name="T20">r</text:span><text:span text:style-name="T19">'</text:span><text:span text:style-name="T20"> doesn</text:span><text:span text:style-name="T19">'</text:span><text:span text:style-name="T20">t help</text:span>)</text:p>
      <text:p text:style-name="P10">import re</text:p>
      <text:p text:style-name="P19"><text:span text:style-name="T17">pattern =</text:span><text:span text:style-name="T16"> </text:span><text:span text:style-name="T17">re.compile(r'start</text:span><text:span text:style-name="T18">\d\d</text:span><text:span text:style-name="T17">', re.I)<text:tab/><text:tab/><text:tab/>r' – Interprate as orig mean: \ means \ not escape</text:span></text:p>
      <text:p text:style-name="P12">list_of_results = pattern.findall(big_input_text)</text:p>
      <text:p text:style-name="P13">for each_item in list_of_results:</text:p>
      <text:p text:style-name="P13"><text:s text:c="4"/>….</text:p>
      <text:p text:style-name="P9"/>
      <text:p text:style-name="P14">if_match_exist = <text:span text:style-name="T21">pattern.</text:span>match<text:span text:style-name="T21">(big_input_text)<text:tab/><text:tab/></text:span>return True\False</text:p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chlieli CLM1" svg:font-family="'Nachlieli CLM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3:18:00.821067796</meta:creation-date>
    <dc:date>2017-10-28T21:07:23.608344598</dc:date>
    <meta:editing-duration>PT2H24M42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1" meta:paragraph-count="37" meta:word-count="237" meta:character-count="1419" meta:non-whitespace-character-count="1108"/>
  </office:meta>
</office:document-meta>
</file>